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Black" svg:font-family="'Arial Black'" style:font-pitch="variable"/>
    <style:font-face style:name="Bitter Black" svg:font-family="'Bitter Black'" style:font-adornments="Regular" style:font-pitch="variable"/>
    <style:font-face style:name="Bodoni Moda" svg:font-family="'Bodoni Moda'" style:font-pitch="variable"/>
    <style:font-face style:name="Bodoni Moda SC ExtraBold" svg:font-family="'Bodoni Moda SC ExtraBold'" style:font-pitch="variable"/>
    <style:font-face style:name="Chango" svg:font-family="Chango" style:font-pitch="variable"/>
    <style:font-face style:name="Courier 10 Pitch" svg:font-family="'Courier 10 Pitch'" style:font-pitch="fixed"/>
    <style:font-face style:name="Grenze Gotisch" svg:font-family="'Grenze Gotisch'" style:font-adornments="Black" style:font-pitch="variable"/>
    <style:font-face style:name="Inknut Antiqua Black" svg:font-family="'Inknut Antiqua Black'" style:font-adornments="Regular" style:font-pitch="variable"/>
    <style:font-face style:name="Inknut Antiqua ExtraBold" svg:font-family="'Inknut Antiqua ExtraBold'" style:font-pitch="variable"/>
    <style:font-face style:name="Inknut Antiqua Light" svg:font-family="'Inknut Antiqua Ligh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Bodoni" svg:font-family="'Libre Bodoni'" style:font-pitch="variable"/>
    <style:font-face style:name="Lobster" svg:font-family="Lobster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 Black" fo:font-size="26pt" officeooo:rsid="00027d3b" officeooo:paragraph-rsid="00027d3b" style:font-size-asian="26pt" style:font-size-complex="26pt"/>
    </style:style>
    <style:style style:name="P2" style:family="paragraph" style:parent-style-name="Standard">
      <style:text-properties style:font-name="Bitter Black" fo:font-size="26pt" officeooo:rsid="00027d3b" officeooo:paragraph-rsid="00027d3b" style:font-size-asian="26pt" style:font-size-complex="26pt"/>
    </style:style>
    <style:style style:name="P3" style:family="paragraph" style:parent-style-name="Standard">
      <style:text-properties style:font-name="Bitter Black" fo:font-size="26pt" officeooo:rsid="00027d3b" officeooo:paragraph-rsid="00027d3b" style:font-size-asian="26pt" style:font-size-complex="26pt"/>
    </style:style>
    <style:style style:name="P4" style:family="paragraph" style:parent-style-name="Standard">
      <style:text-properties style:font-name="Bitter Black" fo:font-size="21pt" officeooo:rsid="00027d3b" officeooo:paragraph-rsid="00044802" style:font-size-asian="21pt" style:font-size-complex="21pt"/>
    </style:style>
    <style:style style:name="T1" style:family="text">
      <style:text-properties style:font-name="Courier 10 Pitch"/>
    </style:style>
    <style:style style:name="T2" style:family="text">
      <style:text-properties style:font-name="Courier 10 Pitch" fo:font-size="10pt" style:font-size-asian="10pt" style:font-size-complex="10pt"/>
    </style:style>
    <style:style style:name="T3" style:family="text">
      <style:text-properties style:font-name="Courier 10 Pitch" fo:font-size="15pt" style:font-size-asian="15pt" style:font-size-complex="15pt"/>
    </style:style>
    <style:style style:name="T4" style:family="text">
      <style:text-properties style:font-name="Inknut Antiqua Black" fo:font-weight="bold" style:font-weight-asian="bold" style:font-weight-complex="bold"/>
    </style:style>
    <style:style style:name="T5" style:family="text">
      <style:text-properties style:font-name="Inknut Antiqua Black" fo:font-weight="bold" officeooo:rsid="00044802" style:font-weight-asian="bold" style:font-weight-complex="bold"/>
    </style:style>
    <style:style style:name="T6" style:family="text">
      <style:text-properties style:font-name="Inknut Antiqua Black"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Inknut Antiqua Black" fo:font-size="10pt" fo:font-weight="bold" officeooo:rsid="00044802" style:font-size-asian="10pt" style:font-weight-asian="bold" style:font-size-complex="10pt" style:font-weight-complex="bold"/>
    </style:style>
    <style:style style:name="T8" style:family="text">
      <style:text-properties style:font-name="Lobster" fo:font-weight="bold" style:font-weight-asian="bold" style:font-weight-complex="bold"/>
    </style:style>
    <style:style style:name="T9" style:family="text">
      <style:text-properties style:font-name="Noto Sans"/>
    </style:style>
    <style:style style:name="T10" style:family="text">
      <style:text-properties style:font-name="Noto Sans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vy Sartorialist <text:s text:c="15"/><text:span text:style-name="T2">arial black</text:span></text:p>
      <text:p text:style-name="P1"><text:span text:style-name="T3"/></text:p>
      <text:p text:style-name="P1"><text:span text:style-name="T3"/></text:p>
      <text:p text:style-name="P2">Envy Sartorialist <text:s text:c="36"/><text:span text:style-name="T2">bitter <text:s/>black</text:span></text:p>
      <text:p text:style-name="P2"><text:span text:style-name="T4">Envy Sartorialist</text:span><text:span text:style-name="T3"> <text:s text:c="7"/></text:span><text:span text:style-name="T2"><text:s/>Inknut Antiqua Black</text:span></text:p>
      <text:p text:style-name="P2"><text:span text:style-name="T2"/></text:p>
      <text:p text:style-name="P2"><text:span text:style-name="T2"/></text:p>
      <text:p text:style-name="P4"><text:span text:style-name="T4">E</text:span><text:span text:style-name="T5">NVY</text:span><text:span text:style-name="T4"> Sartorialist</text:span><text:span text:style-name="T1"> </text:span></text:p>
      <text:p text:style-name="P2"><text:span text:style-name="T2"/></text:p>
      <text:p text:style-name="P2"><text:span text:style-name="T8">Envy Sartorialist</text:span><text:span text:style-name="T3"> <text:s text:c="25"/></text:span><text:span text:style-name="T2"><text:s/>lobster</text:span></text:p>
      <text:p text:style-name="P2"><text:span text:style-name="T2"/></text:p>
      <text:p text:style-name="P2"><text:span text:style-name="T2"/></text:p>
      <text:p text:style-name="P2"><text:span text:style-name="T10">Envy Sartorialist</text:span><text:span text:style-name="T9"> </text:span><text:span text:style-name="T3"><text:s text:c="21"/></text:span><text:span text:style-name="T2"><text:s/>noto sans</text:span></text:p>
      <text:p text:style-name="P2"><text:span text:style-name="T2"/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Black" svg:font-family="'Arial Black'" style:font-pitch="variable"/>
    <style:font-face style:name="Bitter Black" svg:font-family="'Bitter Black'" style:font-adornments="Regular" style:font-pitch="variable"/>
    <style:font-face style:name="Bodoni Moda" svg:font-family="'Bodoni Moda'" style:font-pitch="variable"/>
    <style:font-face style:name="Bodoni Moda SC ExtraBold" svg:font-family="'Bodoni Moda SC ExtraBold'" style:font-pitch="variable"/>
    <style:font-face style:name="Chango" svg:font-family="Chango" style:font-pitch="variable"/>
    <style:font-face style:name="Courier 10 Pitch" svg:font-family="'Courier 10 Pitch'" style:font-pitch="fixed"/>
    <style:font-face style:name="Grenze Gotisch" svg:font-family="'Grenze Gotisch'" style:font-adornments="Black" style:font-pitch="variable"/>
    <style:font-face style:name="Inknut Antiqua Black" svg:font-family="'Inknut Antiqua Black'" style:font-adornments="Regular" style:font-pitch="variable"/>
    <style:font-face style:name="Inknut Antiqua ExtraBold" svg:font-family="'Inknut Antiqua ExtraBold'" style:font-pitch="variable"/>
    <style:font-face style:name="Inknut Antiqua Light" svg:font-family="'Inknut Antiqua Ligh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Bodoni" svg:font-family="'Libre Bodoni'" style:font-pitch="variable"/>
    <style:font-face style:name="Lobster" svg:font-family="Lobster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17:06:18.246625822</meta:creation-date>
    <meta:editing-duration>PT4M55S</meta:editing-duration>
    <meta:editing-cycles>2</meta:editing-cycles>
    <meta:generator>LibreOffice/24.2.5.2$Linux_X86_64 LibreOffice_project/420$Build-2</meta:generator>
    <meta:print-date>2024-10-14T17:21:07.809246838</meta:print-date>
    <dc:date>2024-10-14T17:21:22.926616912</dc:date>
    <meta:document-statistic meta:table-count="0" meta:image-count="0" meta:object-count="0" meta:page-count="1" meta:paragraph-count="6" meta:word-count="22" meta:character-count="275" meta:non-whitespace-character-count="150"/>
  </office:meta>
</office:document-meta>
</file>